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0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Министерство образования и исследований Республики Молдова</text:p>
      <text:p text:style-name="Standard">Бэлцкий государственный университет им. Алеку Руссо</text:p>
      <text:p text:style-name="Standard">Факультет реальных наук, экономики и окружающей среды</text:p>
      <text:p text:style-name="Standard"/>
      <text:p text:style-name="Standard">Кафедра математики и информатики</text:p>
      <text:p text:style-name="Standard"/>
      <text:p text:style-name="Standard">Название реферата</text:p>
      <text:p text:style-name="Standard">Научный реферат</text:p>
      <text:p text:style-name="Standard"/>
      <text:p text:style-name="Standard">Выполнил:</text:p>
      <text:p text:style-name="Standard"><text:span text:style-name="T1">Михай Валентин</text:span>, гр. АW11M</text:p>
      <text:p text:style-name="Standard"/>
      <text:p text:style-name="Standard">Bэлць, 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27:47.131034915</meta:creation-date>
    <dc:date>2021-09-26T14:29:08.653112432</dc:date>
    <meta:editing-duration>PT1M23S</meta:editing-duration>
    <meta:editing-cycles>1</meta:editing-cycles>
    <meta:document-statistic meta:table-count="0" meta:image-count="0" meta:object-count="0" meta:page-count="1" meta:paragraph-count="9" meta:word-count="34" meta:character-count="271" meta:non-whitespace-character-count="246"/>
    <meta:generator>LibreOffice/6.4.7.2$Linux_X86_64 LibreOffice_project/40$Build-2</meta:generator>
  </office:meta>
</office:document-meta>
</file>